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665in" loext:contextual-spacing="false" fo:line-height="145%" style:page-number="1" fo:break-before="auto" fo:break-after="auto"/>
    </style:style>
    <style:style style:name="T1" style:family="text">
      <style:text-properties fo:color="#24292e" style:font-name="Courier New" fo:font-size="9pt" fo:background-color="#f6f8fa" loext:char-shading-value="0" style:font-name-asian="Courier New1" style:font-size-asian="9pt" style:font-name-complex="Courier New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RU^R01: MSH PID [ PV1 ] \{ORC \{ OBR \{ OBX &lt; NTE &gt; \} \}\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6" meta:character-count="60" meta:non-whitespace-character-count="45"/>
    <meta:generator>LibreOfficeDev/6.0.5.2$Linux_X86_64 LibreOffice_project/</meta:generator>
  </office:meta>
</office:document-meta>
</file>